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DejaVu Serif" svg:font-family="'DejaVu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4">
      <style:table-properties fo:margin-left="0cm" style:width="17.101cm" table:align="left"/>
    </style:style>
    <style:style style:family="table-column" style:name="Tableau14.A">
      <style:table-column-properties style:column-width="9.998cm"/>
    </style:style>
    <style:style style:family="table-column" style:name="Tableau14.B">
      <style:table-column-properties style:column-width="7.103cm"/>
    </style:style>
    <style:style style:family="table-row" style:name="Tableau14.1">
      <style:table-row-properties style:min-row-height="2.487cm"/>
    </style:style>
    <style:style style:family="table-cell" style:name="Tableau14.A1">
      <style:table-cell-properties style:writing-mode="page"/>
    </style:style>
    <style:style style:family="table" style:name="Tableau1">
      <style:table-properties style:width="16.96cm" table:align="left"/>
    </style:style>
    <style:style style:family="table-column" style:name="Tableau1.A">
      <style:table-column-properties style:column-width="7.858cm"/>
    </style:style>
    <style:style style:family="table-column" style:name="Tableau1.B">
      <style:table-column-properties style:column-width="9.102cm"/>
    </style:style>
    <style:style style:family="table-cell" style:name="Tableau1.A1">
      <style:table-cell-properties fo:border-bottom="none" fo:border-left="0.05pt solid #000000" fo:border-right="0.05pt solid #000000" fo:border-top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05pt solid #000000" fo:border-top="none" fo:padding="0.097cm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0.661cm"/>
    </style:style>
    <style:style style:family="table-column" style:name="Tableau4.B">
      <style:table-column-properties style:column-width="4.11cm"/>
    </style:style>
    <style:style style:family="table-column" style:name="Tableau4.C">
      <style:table-column-properties style:column-width="0.653cm"/>
    </style:style>
    <style:style style:family="table-column" style:name="Tableau4.D">
      <style:table-column-properties style:column-width="4.128cm"/>
    </style:style>
    <style:style style:family="table-cell" style:name="Tableau4.A1">
      <style:table-cell-properties fo:border="none" fo:padding="0.097cm"/>
    </style:style>
    <style:style style:family="table-cell" style:name="Tableau4.B2">
      <style:table-cell-properties fo:background-color="transparent" fo:border="none" fo:padding="0.097cm">
        <style:background-image/>
      </style:table-cell-properties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b6443" style:font-name="Arial" style:font-size-asian="11pt" style:font-size-complex="11pt"/>
    </style:style>
    <style:style style:family="paragraph" style:name="P3" style:parent-style-name="Standard">
      <style:text-properties officeooo:paragraph-rsid="001b6443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6443" style:font-name="Arial" style:font-size-asian="10pt" style:font-size-complex="10pt"/>
    </style:style>
    <style:style style:family="paragraph" style:name="P5" style:parent-style-name="UrbanBody">
      <style:text-properties fo:font-weight="normal" officeooo:paragraph-rsid="001b6443" style:font-name="arial" style:font-weight-asian="normal" style:font-weight-complex="normal" style:text-underline-style="none"/>
    </style:style>
    <style:style style:family="paragraph" style:name="P6" style:parent-style-name="UrbanBody">
      <style:text-properties officeooo:paragraph-rsid="001b6443" style:font-name="arial"/>
    </style:style>
    <style:style style:family="paragraph" style:name="P7" style:parent-style-name="UrbanBody_20_">
      <style:text-properties style:font-name="arial"/>
    </style:style>
    <style:style style:family="paragraph" style:name="P8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_20_">
      <style:text-properties fo:font-size="11pt" style:font-name="arial" style:font-size-asian="11pt" style:font-size-complex="11pt"/>
    </style:style>
    <style:style style:family="paragraph" style:name="P10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1" style:parent-style-name="UrbanTitle">
      <style:text-properties style:font-name="arial"/>
    </style:style>
    <style:style style:family="paragraph" style:name="P12" style:parent-style-name="UrbanTitle2">
      <style:text-properties style:font-name="arial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1b644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CN" style:country-complex="IN" style:font-name="DejaVu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3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" form:image-position="center" form:input-required="false" form:name="Case à cocher 13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4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" form:image-position="center" form:input-required="false" form:name="Case à cocher 6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14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1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" form:image-position="center" form:input-required="false" form:name="Case à cocher 15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15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" form:image-position="center" form:input-required="false" form:name="Case à cocher 3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3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" form:image-position="center" form:input-required="false" form:name="Case à cocher 3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34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33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9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16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7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8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0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17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5" form:image-position="center" form:input-required="false" form:name="Case à cocher 18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10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25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31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9" form:image-position="center" form:input-required="false" form:name="Case à cocher 3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3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1" form:image-position="center" form:input-required="false" form:name="Case à cocher 3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input-required="false" form:name="Case à cocher 31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11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input-required="false" form:name="Case à cocher 1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31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32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7" form:image-position="center" form:input-required="false" form:name="Case à cocher 31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32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33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34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office:value-type="string" table:style-name="Tableau14.A1">
            <text:p text:style-name="P2"><office:annotation><dc:creator>Gauthier Bastien</dc:creator><dc:date>2011-01-13T14:56:41</dc:date><text:p text:style-name="P14">do text</text:p><text:p text:style-name="P14">from document(at=header, format='odt')</text:p></office:annotation><text:span text:style-name="T4">Import depuis header.odt</text:span></text:p>
          </table:table-cell>
          <table:table-cell office:value-type="string" table:style-name="Tableau14.A1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8"><office:annotation><dc:creator>sde </dc:creator><dc:date>2011-08-03T11:19:28</dc:date><text:p text:style-name="P14">do text if cmp(urbanEventObj.title,'Transmis 1er dossier RW')!= 0</text:p></office:annotation><draw:control draw:control="control7" draw:style-name="gr1" draw:text-style-name="P15" draw:z-index="6" svg:height="0.399cm" svg:width="0.447cm" text:anchor-type="as-char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do text if cmp(urbanEventObj.title,'Transmis 1er dossier RW') == 0</text:p></office:annotation></text:span><text:span text:style-name="T1"><draw:control draw:control="control6" draw:style-name="gr1" draw:text-style-name="P15" draw:z-index="5" svg:height="0.399cm" svg:width="0.447cm" text:anchor-type="as-char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office:value-type="string" table:style-name="Tableau1.A2">
            <text:p text:style-name="P8"><office:annotation><dc:creator>sde </dc:creator><dc:date>2011-08-03T11:19:28</dc:date><text:p text:style-name="P14">do text if cmp(urbanEventObj.title,'Transmis 2eme dossier RW')!= 0</text:p></office:annotation><draw:control draw:control="control1" draw:style-name="gr1" draw:text-style-name="P15" draw:z-index="0" svg:height="0.399cm" svg:width="0.447cm" text:anchor-type="as-char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do text if cmp(urbanEventObj.title,'Transmis 2eme dossier RW') == 0</text:p></office:annotation><draw:control draw:control="control3" draw:style-name="gr1" draw:text-style-name="P15" draw:z-index="2" svg:height="0.399cm" svg:width="0.447cm" text:anchor-type="as-char"/>Envoi avec le <text:span text:style-name="T7">RAPPORT</text:span><text:span text:style-name="T1"> du</text:span> collège</text:p>
          </table:table-cell>
          <table:table-cell office:value-type="string" table:style-name="Tableau1.B2">
            <text:p text:style-name="P8"><office:annotation><dc:creator>sde </dc:creator><dc:date>2011-08-03T11:19:28</dc:date><text:p text:style-name="P14">do text if not urbanEventObj.title.endswith('livrance du permis (octroi ou refus)')</text:p></office:annotation><draw:control draw:control="control4" draw:style-name="gr1" draw:text-style-name="P15" draw:z-index="3" svg:height="0.399cm" svg:width="0.447cm" text:anchor-type="as-char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do text if urbanEventObj.title.endswith('livrance du permis (octroi ou refus)')</text:p></office:annotation><draw:control draw:control="control5" draw:style-name="gr1" draw:text-style-name="P15" draw:z-index="4" svg:height="0.399cm" svg:width="0.447cm" text:anchor-type="as-char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9"><office:annotation><dc:creator>sde </dc:creator><dc:date>2011-08-04T10:39:22</dc:date><text:p text:style-name="P14">do row for type in self.listVocabularyForTemplate('foldercategories')</text:p></office:annotation><office:annotation><dc:creator>sde </dc:creator><dc:date>2011-08-04T10:39:07</dc:date><text:p text:style-name="P14">do text if cmp(type[0],self.getFolderCategory())==0</text:p></office:annotation><draw:control draw:control="control23" draw:style-name="gr1" draw:text-style-name="P15" draw:z-index="22" svg:height="0.399cm" svg:width="0.447cm" text:anchor-type="as-char"/></text:p>
                  <text:p text:style-name="P9"><office:annotation><dc:creator>sde </dc:creator><dc:date>2011-08-04T10:30:03</dc:date><text:p text:style-name="P14">do text if cmp(type[0],self.getFolderCategory())!=0</text:p></office:annotation><draw:control draw:control="control22" draw:style-name="gr1" draw:text-style-name="P15" draw:z-index="21" svg:height="0.399cm" svg:width="0.447cm" text:anchor-type="as-char"/></text:p>
                </table:table-cell>
                <table:table-cell office:value-type="string" table:style-name="Tableau5.A1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0">Demandeurs :</text:p>
            <text:p text:style-name="P8">Nom, Prénom</text:p>
            <text:p text:style-name="P8">Adresse</text:p>
          </table:table-cell>
          <table:table-cell office:value-type="string" table:number-columns-spanned="4" table:style-name="Tableau3.B1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Bien concerné :</text:p>
            <text:p text:style-name="P8">Adresse</text:p>
            <text:p text:style-name="P8">Référence cadastral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Nature de la demande :</text:span>  (objet)</text:p>
          </table:table-cell>
          <table:table-cell office:value-type="string" table:number-columns-spanned="4" table:style-name="Tableau3.B2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uteur de projet :</text:p>
            <text:p text:style-name="P8">Nom</text:p>
            <text:p text:style-name="P8">Adress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Date de dépôt dossier complet </text:span>:</text:p>
            <text:p text:style-name="P8">Accusé de réception :</text:p>
          </table:table-cell>
          <table:table-cell office:value-type="string" table:number-columns-spanned="2" table:style-name="Tableau3.A2">
            <text:p text:style-name="P9"><office:annotation><dc:creator>sde </dc:creator><dc:date>2011-08-08T13:35:49</dc:date><text:p text:style-name="P14">do text if self.getLastDeposit() is not None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do text if self.getLastAcknowledgment() is not None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office:value-type="string" table:style-name="Tableau3.D5">
            <text:p text:style-name="P9"><text:span text:style-name="T5">Délai de réponse annoncé :</text:span> <text:s text:c="3"/></text:p>
          </table:table-cell>
          <table:table-cell office:value-type="string" table:style-name="Tableau3.E5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office:value-type="string" table:style-name="Tableau3.A2">
            <text:p text:style-name="P8">Autres dossiers connus sur le bien : (refs)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9"><office:annotation><dc:creator>sde </dc:creator><dc:date>2011-08-05T08:21:16</dc:date><text:p text:style-name="P14">do text if self.getIsInPCA()</text:p></office:annotation><draw:control draw:control="control19" draw:style-name="gr1" draw:text-style-name="P15" draw:z-index="18" svg:height="0.399cm" svg:width="0.447cm" text:anchor-type="as-char"/></text:p>
                  <text:p text:style-name="P9"><office:annotation><dc:creator>sde </dc:creator><dc:date>2011-08-04T10:30:03</dc:date><text:p text:style-name="P14">do text if not self.getIsInPCA()</text:p></office:annotation><draw:control draw:control="control18" draw:style-name="gr1" draw:text-style-name="P15" draw:z-index="17" svg:height="0.399cm" svg:width="0.447cm" text:anchor-type="as-char"/></text:p>
                </table:table-cell>
                <table:table-cell office:value-type="string" table:style-name="Tableau10.A1">
                  <text:p text:style-name="P9">Un PCA</text:p>
                </table:table-cell>
                <table:table-cell office:value-type="string" table:style-name="Tableau10.A1">
                  <text:p text:style-name="P9"><office:annotation><dc:creator>sde </dc:creator><dc:date>2011-08-04T10:39:07</dc:date><text:p text:style-name="P14">do text if self.getIsInSubdivision()</text:p></office:annotation><draw:control draw:control="control21" draw:style-name="gr1" draw:text-style-name="P15" draw:z-index="20" svg:height="0.399cm" svg:width="0.447cm" text:anchor-type="as-char"/></text:p>
                  <text:p text:style-name="P9"><office:annotation><dc:creator>sde </dc:creator><dc:date>2011-08-04T10:30:03</dc:date><text:p text:style-name="P14">do text if not self.getIsInSubdivision()</text:p></office:annotation><draw:control draw:control="control20" draw:style-name="gr1" draw:text-style-name="P15" draw:z-index="19" svg:height="0.399cm" svg:width="0.447cm" text:anchor-type="as-char"/></text:p>
                </table:table-cell>
                <table:table-cell office:value-type="string" table:style-name="Tableau10.A1">
                  <text:p text:style-name="P9">Un lotissement</text:p>
                  <text:p text:style-name="P9"><text:s/><office:annotation><dc:creator>sde </dc:creator><dc:date>2011-08-08T13:29:49</dc:date><text:p text:style-name="P14">do text if self.getIsInSubdivision()</text:p><text:p text:style-name="P14">from xhtml(self.getSubdivisionDetails())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9"><office:annotation><dc:creator>sde </dc:creator><dc:date>2011-08-04T11:46:30</dc:date><text:p text:style-name="P14">do row if self.getLastInquiry() is None or len(self.getLastInquiry(). getLinkedInquiry().getDerogation()) == 0</text:p></office:annotation><draw:control draw:control="control33" draw:style-name="gr1" draw:text-style-name="P15" draw:z-index="32" svg:height="0.399cm" svg:width="0.447cm" text:anchor-type="as-char"/></text:p>
                </table:table-cell>
                <table:table-cell office:value-type="string" table:style-name="Tableau12.A1">
                  <text:p text:style-name="P9">Oui</text:p>
                </table:table-cell>
                <table:table-cell office:value-type="string" table:style-name="Tableau12.A1">
                  <text:p text:style-name="P9"><draw:control draw:control="control34" draw:style-name="gr1" draw:text-style-name="P15" draw:z-index="33" svg:height="0.399cm" svg:width="0.447cm" text:anchor-type="as-char"/></text:p>
                </table:table-cell>
                <table:table-cell office:value-type="string" table:style-name="Tableau12.A1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9"><office:annotation><dc:creator>sde </dc:creator><dc:date>2011-08-08T11:17:40</dc:date><text:p text:style-name="P14">do table if self.getLastInquiry() is not None</text:p></office:annotation><office:annotation><dc:creator>sde </dc:creator><dc:date>2011-08-04T13:57:24</dc:date><text:p text:style-name="P14">do row for part in self.getLastInquiry(). getLinkedInquiry().listVocabularyForTemplate('derogations')</text:p></office:annotation><office:annotation><dc:creator>sde </dc:creator><dc:date>2011-08-04T11:46:30</dc:date><text:p text:style-name="P14">do text if part[0] in self.getLastInquiry(). getLinkedInquiry().getDerogation()</text:p></office:annotation><draw:control draw:control="control35" draw:style-name="gr1" draw:text-style-name="P15" draw:z-index="34" svg:height="0.399cm" svg:width="0.447cm" text:anchor-type="as-char"/></text:p>
                  <text:p text:style-name="P9"><office:annotation><dc:creator>sde </dc:creator><dc:date>2011-08-04T11:59:21</dc:date><text:p text:style-name="P14">do text if part[0] not in self.getLastInquiry(). getLinkedInquiry().getDerogation()</text:p></office:annotation><draw:control draw:control="control36" draw:style-name="gr1" draw:text-style-name="P15" draw:z-index="35" svg:height="0.399cm" svg:width="0.447cm" text:anchor-type="as-char"/></text:p>
                </table:table-cell>
                <table:table-cell office:value-type="string" table:style-name="Tableau15.A1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9"><office:annotation><dc:creator>sde </dc:creator><dc:date>2011-08-04T11:46:30</dc:date><text:p text:style-name="P14">do text if self.getLastInquiry() is not None</text:p></office:annotation><draw:control draw:control="control30" draw:style-name="gr1" draw:text-style-name="P15" draw:z-index="29" svg:height="0.399cm" svg:width="0.447cm" text:anchor-type="as-char"/></text:p>
                  <text:p text:style-name="P9"><office:annotation><dc:creator>sde </dc:creator><dc:date>2011-08-04T11:59:21</dc:date><text:p text:style-name="P14">do text if self.getLastInquiry() is None</text:p></office:annotation><draw:control draw:control="control29" draw:style-name="gr1" draw:text-style-name="P15" draw:z-index="28" svg:height="0.399cm" svg:width="0.447cm" text:anchor-type="as-char"/></text:p>
                </table:table-cell>
                <table:table-cell office:value-type="string" table:style-name="Tableau13.A1">
                  <text:p text:style-name="P9">Oui</text:p>
                </table:table-cell>
                <table:table-cell office:value-type="string" table:style-name="Tableau13.A1">
                  <text:p text:style-name="P9"><office:annotation><dc:creator>sde </dc:creator><dc:date>2011-08-04T11:46:30</dc:date><text:p text:style-name="P14">do text if self.getLastInquiry() is None</text:p></office:annotation><draw:control draw:control="control32" draw:style-name="gr1" draw:text-style-name="P15" draw:z-index="31" svg:height="0.399cm" svg:width="0.447cm" text:anchor-type="as-char"/></text:p>
                  <text:p text:style-name="P9"><office:annotation><dc:creator>sde </dc:creator><dc:date>2011-08-04T11:59:21</dc:date><text:p text:style-name="P14">do text if self.getLastInquiry() is not None</text:p></office:annotation><draw:control draw:control="control31" draw:style-name="gr1" draw:text-style-name="P15" draw:z-index="30" svg:height="0.399cm" svg:width="0.447cm" text:anchor-type="as-char"/></text:p>
                </table:table-cell>
                <table:table-cell office:value-type="string" table:style-name="Tableau13.A1">
                  <text:p text:style-name="P9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9"><office:annotation><dc:creator>sde </dc:creator><dc:date>2011-08-05T14:01:47</dc:date><text:p text:style-name="P14">do row if self.getLastInquiry() is not None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do text</text:p><text:p text:style-name="P14">from xhtml(self.portal_urban.decorateHTML('UrbanBody',self.getLastInquiry().getClaimsText(withaddress=True,linebyline=True)))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Ouverture ou modification de voirie :</text:p>
          </table:table-cell>
          <table:table-cell office:value-type="string" table:style-name="Tableau3.B10">
            <text:p text:style-name="P9"><office:annotation><dc:creator>sde </dc:creator><dc:date>2011-08-03T16:53:26</dc:date><text:p text:style-name="P14">do text if hasattr(self, 'getRoadAdaptation') and self.getRoadAdaptation()</text:p></office:annotation><draw:control draw:control="control2" draw:style-name="gr1" draw:text-style-name="P15" draw:z-index="1" svg:height="0.399cm" svg:width="0.447cm" text:anchor-type="as-char"/>Oui</text:p>
            <text:p text:style-name="P9"><office:annotation><dc:creator>sde </dc:creator><dc:date>2011-08-03T16:53:26</dc:date><text:p text:style-name="P14">do text if not hasattr(self, 'getRoadAdaptation') or not self.getRoadAdaptation()</text:p></office:annotation><draw:control draw:control="control8" draw:style-name="gr1" draw:text-style-name="P15" draw:z-index="7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number-columns-spanned="4" table:style-name="Tableau4.A1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 table:style-name="Tableau4.A1">
                  <text:p text:style-name="P9"><office:annotation><dc:creator>sde </dc:creator><dc:date>2011-08-04T13:57:24</dc:date><text:p text:style-name="P14">do row for part in self.divideList(2,self.listVocabularyForTemplate('folderroadtypes', inUrbanConfig=False))</text:p></office:annotation><office:annotation><dc:creator>sde </dc:creator><dc:date>2011-08-04T11:46:30</dc:date><text:p text:style-name="P14">do text if part[0][0] in self.getRoadType()</text:p></office:annotation><draw:control draw:control="control37" draw:style-name="gr1" draw:text-style-name="P15" draw:z-index="36" svg:height="0.399cm" svg:width="0.447cm" text:anchor-type="as-char"/></text:p>
                  <text:p text:style-name="P9"><office:annotation><dc:creator>sde </dc:creator><dc:date>2011-08-04T11:59:21</dc:date><text:p text:style-name="P14">do text if part[0][0] not in self.getRoadType()</text:p></office:annotation><draw:control draw:control="control38" draw:style-name="gr1" draw:text-style-name="P15" draw:z-index="37" svg:height="0.399cm" svg:width="0.447cm" text:anchor-type="as-char"/></text:p>
                </table:table-cell>
                <table:table-cell office:value-type="string" table:style-name="Tableau4.B2">
                  <text:p text:style-name="P9"><text:text-input text:description="Bien-Parcelles">part[0][1]</text:text-input></text:p>
                </table:table-cell>
                <table:table-cell office:value-type="string" table:style-name="Tableau4.A1">
                  <text:p text:style-name="P9"><office:annotation><dc:creator>sde </dc:creator><dc:date>2011-08-04T11:57:24</dc:date><text:p text:style-name="P14">do text if len(part) &gt; 1 and part[1][0] in self.getRoadType()</text:p></office:annotation><draw:control draw:control="control39" draw:style-name="gr1" draw:text-style-name="P15" draw:z-index="38" svg:height="0.399cm" svg:width="0.447cm" text:anchor-type="as-char"/></text:p>
                  <text:p text:style-name="P9"><office:annotation><dc:creator>sde </dc:creator><dc:date>2011-08-04T11:58:11</dc:date><text:p text:style-name="P14">do text if len(part) &gt; 1 and part[1][0] not in self.getRoadType()</text:p></office:annotation><draw:control draw:control="control40" draw:style-name="gr1" draw:text-style-name="P15" draw:z-index="39" svg:height="0.399cm" svg:width="0.447cm" text:anchor-type="as-char"/></text:p>
                </table:table-cell>
                <table:table-cell office:value-type="string" table:style-name="Tableau4.A1">
                  <text:p text:style-name="P9"><office:annotation><dc:creator>sde </dc:creator><dc:date>2011-08-04T13:22:24</dc:date><text:p text:style-name="P14">do text if len(part) &gt; 1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0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9"><office:annotation><dc:creator>sde </dc:creator><dc:date>2011-08-04T15:28:29</dc:date><text:p text:style-name="P14">do text if self.getRoadCoating() is not None</text:p></office:annotation><draw:control draw:control="control11" draw:style-name="gr1" draw:text-style-name="P15" draw:z-index="10" svg:height="0.399cm" svg:width="0.447cm" text:anchor-type="as-char"/></text:p>
                  <text:p text:style-name="P9"><office:annotation><dc:creator>sde </dc:creator><dc:date>2011-08-04T15:29:14</dc:date><text:p text:style-name="P14">do text if self.getRoadCoating() is None</text:p></office:annotation><draw:control draw:control="control12" draw:style-name="gr1" draw:text-style-name="P15" draw:z-index="11" svg:height="0.399cm" svg:width="0.447cm" text:anchor-type="as-char"/></text:p>
                </table:table-cell>
                <table:table-cell office:value-type="string" table:style-name="Tableau6.A1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9"><office:annotation><dc:creator>sde </dc:creator><dc:date>2011-08-04T13:57:24</dc:date><text:p text:style-name="P14">do row for part in self.listVocabularyForTemplate('folderroadequipments')</text:p></office:annotation><office:annotation><dc:creator>sde </dc:creator><dc:date>2011-08-04T11:46:30</dc:date><text:p text:style-name="P14">do text if part[0] in self.templateRoadEquipments(self.getRoadEquipments())</text:p></office:annotation><draw:control draw:control="control10" draw:style-name="gr1" draw:text-style-name="P15" draw:z-index="9" svg:height="0.399cm" svg:width="0.447cm" text:anchor-type="as-char"/></text:p>
                  <text:p text:style-name="P9"><office:annotation><dc:creator>sde </dc:creator><dc:date>2011-08-04T11:59:21</dc:date><text:p text:style-name="P14">do text if part[0] not in self.templateRoadEquipments(self.getRoadEquipments())</text:p></office:annotation><draw:control draw:control="control9" draw:style-name="gr1" draw:text-style-name="P15" draw:z-index="8" svg:height="0.399cm" svg:width="0.447cm" text:anchor-type="as-char"/></text:p>
                </table:table-cell>
                <table:table-cell office:value-type="string" table:style-name="Tableau6.A1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do text if part[0] in self.templateRoadEquipments(self.getRoadEquipments()) and self.templateRoadEquipmentDetail(self.getRoadEquipments())[part[0]]!=''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9"><office:annotation><dc:creator>sde </dc:creator><dc:date>2011-08-04T13:57:24</dc:date><text:p text:style-name="P14">do row for opinion in self.displayValuesFromVocForTemplate(self.templateAllOpinions(), self.listVocabularyForTemplate('foldermakers'))</text:p></office:annotation><draw:control draw:control="control13" draw:style-name="gr1" draw:text-style-name="P15" draw:z-index="12" svg:height="0.399cm" svg:width="0.447cm" text:anchor-type="as-char"/></text:p>
                </table:table-cell>
                <table:table-cell office:value-type="string" table:style-name="Tableau7.A1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9"><office:annotation><dc:creator>sde </dc:creator><dc:date>2011-08-04T13:57:24</dc:date><text:p text:style-name="P14">do row for folderZoneValue in self.getValuesForTemplate('folderZone')</text:p></office:annotation><draw:control draw:control="control28" draw:style-name="gr1" draw:text-style-name="P15" draw:z-index="27" svg:height="0.399cm" svg:width="0.447cm" text:anchor-type="as-char"/></text:p>
                </table:table-cell>
                <table:table-cell office:value-type="string" table:style-name="Tableau9.A1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9"><office:annotation><dc:creator>sde </dc:creator><dc:date>2011-08-04T13:57:24</dc:date><text:p text:style-name="P14">do row for part in self.divideList(2,self.listVocabularyForTemplate('folderprotectedbuildings', inUrbanConfig=False))</text:p></office:annotation><office:annotation><dc:creator>sde </dc:creator><dc:date>2011-08-04T11:46:30</dc:date><text:p text:style-name="P14">do text if part[0][0] in self.getProtectedBuilding()</text:p></office:annotation><draw:control draw:control="control15" draw:style-name="gr1" draw:text-style-name="P15" draw:z-index="14" svg:height="0.399cm" svg:width="0.447cm" text:anchor-type="as-char"/></text:p>
                  <text:p text:style-name="P9"><office:annotation><dc:creator>sde </dc:creator><dc:date>2011-08-04T11:59:21</dc:date><text:p text:style-name="P14">do text if part[0][0] not in self.getProtectedBuilding()</text:p></office:annotation><draw:control draw:control="control14" draw:style-name="gr1" draw:text-style-name="P15" draw:z-index="13" svg:height="0.399cm" svg:width="0.447cm" text:anchor-type="as-char"/></text:p>
                </table:table-cell>
                <table:table-cell office:value-type="string" table:style-name="Tableau8.A1">
                  <text:p text:style-name="P9"><text:text-input text:description="Bien-Parcelles">part[0][1]</text:text-input></text:p>
                </table:table-cell>
                <table:table-cell office:value-type="string" table:style-name="Tableau8.A1">
                  <text:p text:style-name="P9"><office:annotation><dc:creator>sde </dc:creator><dc:date>2011-08-04T11:57:24</dc:date><text:p text:style-name="P14">do text if len(part) &gt; 1 and part[1][0] in self.getProtectedBuilding()</text:p></office:annotation><draw:control draw:control="control17" draw:style-name="gr1" draw:text-style-name="P15" draw:z-index="16" svg:height="0.399cm" svg:width="0.447cm" text:anchor-type="as-char"/></text:p>
                  <text:p text:style-name="P9"><office:annotation><dc:creator>sde </dc:creator><dc:date>2011-08-04T11:58:11</dc:date><text:p text:style-name="P14">do text if len(part) &gt; 1 and part[1][0] not in self.getProtectedBuilding()</text:p></office:annotation><draw:control draw:control="control16" draw:style-name="gr1" draw:text-style-name="P15" draw:z-index="15" svg:height="0.399cm" svg:width="0.447cm" text:anchor-type="as-char"/></text:p>
                </table:table-cell>
                <table:table-cell office:value-type="string" table:style-name="Tableau8.A1">
                  <text:p text:style-name="P9"><office:annotation><dc:creator>sde </dc:creator><dc:date>2011-08-04T13:22:24</dc:date><text:p text:style-name="P14">do text if len(part) &gt; 1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8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9"><office:annotation><dc:creator>sde </dc:creator><dc:date>2011-08-05T08:10:07</dc:date><text:p text:style-name="P14">do text if self.getImpactStudy()</text:p></office:annotation><draw:control draw:control="control24" draw:style-name="gr1" draw:text-style-name="P15" draw:z-index="23" svg:height="0.399cm" svg:width="0.447cm" text:anchor-type="as-char"/></text:p>
                  <text:p text:style-name="P9"><office:annotation><dc:creator>sde </dc:creator><dc:date>2011-08-05T08:10:07</dc:date><text:p text:style-name="P14">do text if not self.getImpactStudy()</text:p></office:annotation><draw:control draw:control="control25" draw:style-name="gr1" draw:text-style-name="P15" draw:z-index="24" svg:height="0.399cm" svg:width="0.447cm" text:anchor-type="as-char"/></text:p>
                </table:table-cell>
                <table:table-cell office:value-type="string" table:style-name="Tableau11.A1">
                  <text:p text:style-name="P9">Oui</text:p>
                </table:table-cell>
                <table:table-cell office:value-type="string" table:style-name="Tableau11.A1">
                  <text:p text:style-name="P9"><office:annotation><dc:creator>sde </dc:creator><dc:date>2011-08-05T08:10:07</dc:date><text:p text:style-name="P14">do text if not self.getImpactStudy()</text:p></office:annotation><draw:control draw:control="control26" draw:style-name="gr1" draw:text-style-name="P15" draw:z-index="25" svg:height="0.399cm" svg:width="0.447cm" text:anchor-type="as-char"/></text:p>
                  <text:p text:style-name="P9"><office:annotation><dc:creator>sde </dc:creator><dc:date>2011-08-05T08:10:07</dc:date><text:p text:style-name="P14">do text if self.getImpactStudy()</text:p></office:annotation><draw:control draw:control="control27" draw:style-name="gr1" draw:text-style-name="P15" draw:z-index="26" svg:height="0.399cm" svg:width="0.447cm" text:anchor-type="as-char"/></text:p>
                </table:table-cell>
                <table:table-cell office:value-type="string" table:style-name="Tableau11.A1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8">Autres observations :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do text</text:p><text:p text:style-name="P14">from document(at=signatures, format='odt')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9:25.994819002</dc:date>
    <meta:editing-duration>P2DT1H47M11S</meta:editing-duration>
    <meta:editing-cycles>424</meta:editing-cycles>
    <meta:generator>LibreOffice/6.4.6.2$Linux_X86_64 LibreOffice_project/40$Build-2</meta:generator>
    <meta:document-statistic meta:table-count="15" meta:image-count="0" meta:object-count="0" meta:page-count="2" meta:paragraph-count="108" meta:word-count="289" meta:character-count="2049" meta:non-whitespace-character-count="1864"/>
  </office:meta>
</office:document-meta>
</file>